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language="en" fo:country="GB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paragraph-properties fo:text-align="center"/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paragraph-properties fo:text-align="center"/>
      <style:text-properties fo:language="en" fo:country="GB"/>
    </style:style>
    <style:style style:name="P14" style:parent-style-name="Standard" style:family="paragraph">
      <style:paragraph-properties fo:text-align="center"/>
      <style:text-properties fo:language="en" fo:country="GB"/>
    </style:style>
    <style:style style:name="P15" style:parent-style-name="Standard" style:family="paragraph">
      <style:paragraph-properties fo:text-align="center"/>
      <style:text-properties fo:language="en" fo:country="GB"/>
    </style:style>
    <style:style style:name="P16" style:parent-style-name="Standard" style:family="paragraph">
      <style:paragraph-properties fo:text-align="center"/>
      <style:text-properties fo:language="en" fo:country="GB"/>
    </style:style>
    <style:style style:name="P17" style:parent-style-name="Standard" style:family="paragraph">
      <style:paragraph-properties fo:text-align="center"/>
      <style:text-properties fo:language="en" fo:country="G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703296" draw:id="id0" draw:style-name="a0" draw:name="Textfeld 1" text:anchor-type="paragraph" svg:x="3.14167in" svg:y="2.96667in" svg:width="0.44375in" svg:height="0.28889in" style:rel-width="scale" style:rel-height="scale"><draw:text-box><text:p text:style-name="P2">++</text:p></draw:text-box><svg:title/><svg:desc/></draw:frame><draw:connector draw:type="line" svg:x1="0in" svg:y1="3.1625in" svg:x2="0in" svg:y2="2.61667in" draw:z-index="251701248" draw:id="id1" draw:style-name="a1" draw:name="Gerader Verbinder 4" text:anchor-type="paragraph"><svg:title/><svg:desc/></draw:connector><draw:custom-shape svg:x="0in" svg:y="3.21667in" svg:width="1.64514in" svg:height="1.04792in" draw:z-index="251699200" draw:id="id2" draw:style-name="a2" draw:name="Ellipse 1" text:anchor-type="paragraph"><svg:title/><svg:desc/><text:p text:style-name="P3">ChatGPT (und weitere AI- Tools)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z-index="251697152" draw:id="id3" draw:style-name="a3" draw:name="Textfeld 1" text:anchor-type="paragraph" svg:x="4.74444in" svg:y="2.77778in" svg:width="0.44375in" svg:height="0.28889in" style:rel-width="scale" style:rel-height="scale"><draw:text-box><text:p text:style-name="P4">+</text:p></draw:text-box><svg:title/><svg:desc/></draw:frame><draw:frame draw:z-index="251695104" draw:id="id4" draw:style-name="a4" draw:name="Textfeld 1" text:anchor-type="paragraph" svg:x="1.16667in" svg:y="2.75in" svg:width="0.44375in" svg:height="0.28889in" style:rel-width="scale" style:rel-height="scale"><draw:text-box><text:p text:style-name="Standard"><text:span text:style-name="T5">+</text:span><text:span text:style-name="T6"><draw:frame draw:style-name="a5" draw:name="Grafik 2" text:anchor-type="as-char" svg:x="0in" svg:y="0in" svg:width="0.2375in" svg:height="0.15764in" style:rel-width="scale" style:rel-height="scale"><draw:image xlink:href="media/image1.emf" xlink:type="simple" xlink:show="embed" xlink:actuate="onLoad"/><svg:title/><svg:desc/></draw:frame></text:span></text:p></draw:text-box><svg:title/><svg:desc/></draw:frame><draw:frame draw:z-index="251693056" draw:id="id5" draw:style-name="a6" draw:name="Textfeld 1" text:anchor-type="paragraph" svg:x="4.65556in" svg:y="1.00556in" svg:width="0.44375in" svg:height="0.28889in" style:rel-width="scale" style:rel-height="scale"><draw:text-box><text:p text:style-name="P7">+</text:p></draw:text-box><svg:title/><svg:desc/></draw:frame><draw:frame draw:z-index="251691008" draw:id="id6" draw:style-name="a7" draw:name="Textfeld 1" text:anchor-type="paragraph" svg:x="3.21111in" svg:y="0.67778in" svg:width="0.44375in" svg:height="0.28889in" style:rel-width="scale" style:rel-height="scale"><draw:text-box><text:p text:style-name="P8">++</text:p></draw:text-box><svg:title/><svg:desc/></draw:frame><draw:frame draw:z-index="251688960" draw:id="id7" draw:style-name="a8" draw:name="Textfeld 1" text:anchor-type="paragraph" svg:x="1.64514in" svg:y="0.78889in" svg:width="0.44375in" svg:height="0.28889in" style:rel-width="scale" style:rel-height="scale"><draw:text-box><text:p text:style-name="P9">++</text:p></draw:text-box><svg:title/><svg:desc/></draw:frame><draw:connector draw:type="line" svg:x1="3.10484in" svg:y1="1.32879in" svg:x2="3.10484in" svg:y2="0.78226in" draw:z-index="251677696" draw:id="id8" draw:style-name="a9" draw:name="Gerader Verbinder 4" text:anchor-type="paragraph"><svg:title/><svg:desc/></draw:connector><draw:connector draw:type="line" svg:x1="2.55645in" svg:y1="1.49008in" svg:x2="1.55645in" svg:y2="0.94355in" draw:z-index="251679744" draw:id="id9" draw:style-name="a10" draw:name="Gerader Verbinder 4" text:anchor-type="paragraph"><svg:title/><svg:desc/></draw:connector><draw:connector draw:type="line" svg:x1="3.79839in" svg:y1="1.50705in" svg:x2="4.68381in" svg:y2="0.9758in" draw:z-index="251681792" draw:id="id10" draw:style-name="a11" draw:name="Gerader Verbinder 4" text:anchor-type="paragraph"><svg:title/><svg:desc/></draw:connector><draw:connector draw:type="line" svg:x1="1.55645in" svg:y1="3.04713in" svg:x2="2.51548in" svg:y2="2.41935in" draw:z-index="251683840" draw:id="id11" draw:style-name="a12" draw:name="Gerader Verbinder 4" text:anchor-type="paragraph"><svg:title/><svg:desc/></draw:connector><draw:connector draw:type="line" svg:x1="4.78119in" svg:y1="3.02316in" svg:x2="3.81452in" svg:y2="2.34677in" draw:z-index="251687936" draw:id="id12" draw:style-name="a13" draw:name="Gerader Verbinder 4" text:anchor-type="paragraph"><svg:title/><svg:desc/></draw:connector><draw:custom-shape svg:x="0in" svg:y="1.43483in" svg:width="1.64514in" svg:height="1.04792in" draw:z-index="251661312" draw:id="id13" draw:style-name="a14" draw:name="Ellipse 1" text:anchor-type="paragraph"><svg:title/><svg:desc/><text:p text:style-name="P10">Kühlschrank Koch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z-index="251676672" draw:id="id14" draw:style-name="a15" draw:name="Textfeld 3" text:anchor-type="paragraph" svg:x="-0.57502in" svg:y="2.17435in" svg:width="0.67639in" svg:height="0.30625in" style:rel-width="scale" style:rel-height="scale"><draw:text-box><text:p text:style-name="P11">Extern</text:p></draw:text-box><svg:title/><svg:desc/></draw:frame><draw:frame draw:z-index="251674624" draw:id="id15" draw:style-name="a16" draw:name="Textfeld 3" text:anchor-type="paragraph" svg:x="-0.59677in" svg:y="1.46774in" svg:width="0.67639in" svg:height="0.30625in" style:rel-width="scale" style:rel-height="scale"><draw:text-box><text:p text:style-name="P12">Intern</text:p></draw:text-box><svg:title/><svg:desc/></draw:frame><draw:custom-shape svg:x="0in" svg:y="2.98035in" svg:width="1.64514in" svg:height="1.04792in" draw:z-index="251671552" draw:id="id16" draw:style-name="a17" draw:name="Ellipse 1" text:anchor-type="paragraph"><svg:title/><svg:desc/><text:p text:style-name="P13">Rezepte-Webseit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in" svg:y="2.93972in" svg:width="1.64514in" svg:height="1.04792in" draw:z-index="251663360" draw:id="id17" draw:style-name="a18" draw:name="Ellipse 1" text:anchor-type="paragraph"><svg:title/><svg:desc/><text:p text:style-name="P14">Datenbank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2095in" svg:y="0.01331in" svg:width="1.64514in" svg:height="1.04792in" draw:z-index="251665408" draw:id="id18" draw:style-name="a19" draw:name="Ellipse 1" text:anchor-type="paragraph"><svg:title/><svg:desc/><text:p text:style-name="P15">Michael<text:line-break/>Leeb<text:line-break/>PA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in" svg:y="-0.38123in" svg:width="1.64514in" svg:height="1.04792in" draw:z-index="251667456" draw:id="id19" draw:style-name="a20" draw:name="Ellipse 1" text:anchor-type="paragraph"><svg:title/><svg:desc/><text:p text:style-name="P16">Simon<text:line-break/>Rapp<text:line-break/>PL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05327in" svg:y="-0.00278in" svg:width="1.64514in" svg:height="1.04792in" draw:z-index="251669504" draw:id="id20" draw:style-name="a21" draw:name="Ellipse 1" text:anchor-type="paragraph"><svg:title/><svg:desc/><text:p text:style-name="P17">Gideon Rüscher<text:s/><text:line-break/>PTM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in" svg:y1="2.008in" svg:x2="7.32153in" svg:y2="1.96772in" draw:z-index="251660288" draw:id="id21" draw:style-name="a22" draw:name="Gerader Verbinder 2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 fo:language="de" fo:country="D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de" fo:country="DE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 fo:language="de" fo:country="DE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 fo:language="de" fo:country="DE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 fo:language="de" fo:country="DE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 fo:language="de" fo:country="DE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 fo:language="de" fo:country="DE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 fo:language="de" fo:country="D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 fo:language="de" fo:country="DE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pp Simon</meta:initial-creator>
    <dc:creator>Rapp Simon</dc:creator>
    <meta:creation-date>2024-11-08T15:17:00Z</meta:creation-date>
    <dc:date>2024-11-12T07:18:00Z</dc:date>
    <meta:template xlink:href="Normal.dotm" xlink:type="simple"/>
    <meta:editing-cycles>4</meta:editing-cycles>
    <meta:editing-duration>PT0S</meta:editing-duration>
    <meta:document-statistic meta:page-count="1" meta:paragraph-count="1" meta:word-count="4" meta:character-count="28" meta:row-count="1" meta:non-whitespace-character-count="25"/>
  </office:meta>
</office:document-meta>
</file>